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>from mpl_toolkits.mplot3d import Axes3D</text:p>
      <text:p text:style-name="Standard">from scipy.interpolate import interp1d</text:p>
      <text:p text:style-name="Standard"/>
      <text:p text:style-name="Standard"># Define a function to generate a helical spiral with smooth curves</text:p>
      <text:p text:style-name="Standard">def generate_smooth_helix(start_num, max_layer, num_points=100):</text:p>
      <text:p text:style-name="Standard"><text:s text:c="4"/>theta = np.linspace(0, 2 * np.pi * max_layer, num_points)</text:p>
      <text:p text:style-name="Standard"><text:s text:c="4"/>z = np.linspace(0, max_layer, num_points)</text:p>
      <text:p text:style-name="Standard"><text:s text:c="4"/>r = 5 <text:s/># Constant radius for simplicity</text:p>
      <text:p text:style-name="Standard"><text:s text:c="4"/>x = r * np.cos(theta)</text:p>
      <text:p text:style-name="Standard"><text:s text:c="4"/>y = r * np.sin(theta)</text:p>
      <text:p text:style-name="Standard"><text:s text:c="4"/></text:p>
      <text:p text:style-name="Standard"><text:s text:c="4"/># Map numbers onto the helix</text:p>
      <text:p text:style-name="Standard"><text:s text:c="4"/>indices = np.linspace(0, num_points - 1, max_layer).astype(int)</text:p>
      <text:p text:style-name="Standard"><text:s text:c="4"/>points_x = x[indices]</text:p>
      <text:p text:style-name="Standard"><text:s text:c="4"/>points_y = y[indices]</text:p>
      <text:p text:style-name="Standard"><text:s text:c="4"/>points_z = z[indices]</text:p>
      <text:p text:style-name="Standard"><text:s text:c="4"/>numbers = [(start_num * (3 ** i)) % 9 + 1 for i in range(max_layer)] <text:s/># Simulate Collatz-esque behavior</text:p>
      <text:p text:style-name="Standard"><text:s text:c="4"/></text:p>
      <text:p text:style-name="Standard"><text:s text:c="4"/># Interpolate smooth curves</text:p>
      <text:p text:style-name="Standard"><text:s text:c="4"/>interp_fn_x = interp1d(range(len(points_x)), points_x, kind='cubic')</text:p>
      <text:p text:style-name="Standard"><text:s text:c="4"/>interp_fn_y = interp1d(range(len(points_y)), points_y, kind='cubic')</text:p>
      <text:p text:style-name="Standard"><text:s text:c="4"/>interp_fn_z = interp1d(range(len(points_z)), points_z, kind='cubic')</text:p>
      <text:p text:style-name="Standard"><text:s text:c="4"/>fine_t = np.linspace(0, len(points_x) - 1, num_points)</text:p>
      <text:p text:style-name="Standard"><text:s text:c="4"/></text:p>
      <text:p text:style-name="Standard"><text:s text:c="4"/>smooth_x = interp_fn_x(fine_t)</text:p>
      <text:p text:style-name="Standard"><text:s text:c="4"/>smooth_y = interp_fn_y(fine_t)</text:p>
      <text:p text:style-name="Standard"><text:s text:c="4"/>smooth_z = interp_fn_z(fine_t)</text:p>
      <text:p text:style-name="Standard"><text:s text:c="4"/></text:p>
      <text:p text:style-name="Standard"><text:s text:c="4"/>return smooth_x, smooth_y, smooth_z, points_x, points_y, points_z, numbers</text:p>
      <text:p text:style-name="Standard"/>
      <text:p text:style-name="Standard"># Parameters for the helix</text:p>
      <text:p text:style-name="Standard">max_layer = 10 <text:s/># Number of layers</text:p>
      <text:p text:style-name="Standard">num_starts = 10 <text:s/># Number of starting points</text:p>
      <text:p text:style-name="Standard">colors = plt.cm.tab10(np.linspace(0, 1, num_starts))</text:p>
      <text:p text:style-name="Standard"/>
      <text:p text:style-name="Standard">fig = plt.figure(figsize=(10, 8))</text:p>
      <text:p text:style-name="Standard">ax = fig.add_subplot(111, projection='3d')</text:p>
      <text:p text:style-name="Standard">ax.set_title("Collatz Helix Spiral with Smooth Curves")</text:p>
      <text:p text:style-name="Standard"/>
      <text:p text:style-name="Standard">for start in range(1, num_starts + 1):</text:p>
      <text:p text:style-name="Standard"><text:s text:c="4"/>smooth_x, smooth_y, smooth_z, points_x, points_y, points_z, numbers = generate_smooth_helix(start, max_layer)</text:p>
      <text:p text:style-name="Standard"><text:s text:c="4"/></text:p>
      <text:p text:style-name="Standard"><text:s text:c="4"/># Plot the smooth curve</text:p>
      <text:p text:style-name="Standard"><text:s text:c="4"/>ax.plot(smooth_x, smooth_y, smooth_z, color=colors[start - 1], label=f"Start {start}")</text:p>
      <text:p text:style-name="Standard"><text:s text:c="4"/></text:p>
      <text:p text:style-name="Standard"><text:soft-page-break/><text:s text:c="4"/># Annotate the key points (numbers)</text:p>
      <text:p text:style-name="Standard"><text:s text:c="4"/>for px, py, pz, num in zip(points_x, points_y, points_z, numbers):</text:p>
      <text:p text:style-name="Standard"><text:s text:c="8"/>ax.text(px, py, pz, str(num), fontsize=8, color='black')</text:p>
      <text:p text:style-name="Standard"/>
      <text:p text:style-name="Standard"># Set axis labels</text:p>
      <text:p text:style-name="Standard">ax.set_xlabel("X-axis")</text:p>
      <text:p text:style-name="Standard">ax.set_ylabel("Y-axis")</text:p>
      <text:p text:style-name="Standard">ax.set_zlabel("Z-axis")</text:p>
      <text:p text:style-name="Standard">ax.legend()</text:p>
      <text:p text:style-name="Standard"/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8:22:15.743706252</meta:creation-date>
    <dc:date>2025-01-18T18:22:36.431785148</dc:date>
    <meta:editing-duration>PT21S</meta:editing-duration>
    <meta:editing-cycles>1</meta:editing-cycles>
    <meta:document-statistic meta:table-count="0" meta:image-count="0" meta:object-count="0" meta:page-count="2" meta:paragraph-count="52" meta:word-count="248" meta:character-count="2080" meta:non-whitespace-character-count="1742"/>
    <meta:generator>LibreOffice/24.2.7.2$Linux_X86_64 LibreOffice_project/420$Build-2</meta:generator>
  </office:meta>
</office:document-meta>
</file>